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IteratorImageTest.test_for_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IteratorImageTest.json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IteratorImageTest.fast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IteratorImageTest.decode_( JsonIterator i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sonIteratorImag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